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RenderedAdapter.getPDF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enderedAdapter.getTransparentCol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mageRenderedAdapter.getColor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enderedAdapter.get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enderedAdapter.setup( PDFDocument d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mageRenderedAdapter.getIndexOfFirstTransparentColorInPalette( RenderedImage im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ImageRenderedAdapter.getBitsPerCompon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mageRenderedAdapter.getImageColor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enderedAdapter.getEffectiveColor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enderedAdapter.getFilter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enderedAdapter.getM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enderedAdapter.getSoftMask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enderedAdapter.outputContents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enderedAdapter.ImageRenderedAdapter( ImageRendered image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RenderedAdapter.isTranspar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mageRenderedAdapter.populateXObjectDictionary( PDFDictionary di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